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1.0368in" text:min-label-width="0.25in" text:list-level-position-and-space-mode="label-alignment">
          <style:list-level-label-alignment text:label-followed-by="listtab" fo:margin-left="1.286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368in" text:min-label-width="0.25in" text:list-level-position-and-space-mode="label-alignment">
          <style:list-level-label-alignment text:label-followed-by="listtab" fo:margin-left="1.78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0368in" text:min-label-width="0.25in" text:list-level-position-and-space-mode="label-alignment">
          <style:list-level-label-alignment text:label-followed-by="listtab" fo:margin-left="2.28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368in" text:min-label-width="0.25in" text:list-level-position-and-space-mode="label-alignment">
          <style:list-level-label-alignment text:label-followed-by="listtab" fo:margin-left="2.78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0368in" text:min-label-width="0.25in" text:list-level-position-and-space-mode="label-alignment">
          <style:list-level-label-alignment text:label-followed-by="listtab" fo:margin-left="3.28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368in" text:min-label-width="0.25in" text:list-level-position-and-space-mode="label-alignment">
          <style:list-level-label-alignment text:label-followed-by="listtab" fo:margin-left="3.78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0368in" text:min-label-width="0.25in" text:list-level-position-and-space-mode="label-alignment">
          <style:list-level-label-alignment text:label-followed-by="listtab" fo:margin-left="4.28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368in" text:min-label-width="0.25in" text:list-level-position-and-space-mode="label-alignment">
          <style:list-level-label-alignment text:label-followed-by="listtab" fo:margin-left="4.78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0368in" text:min-label-width="0.25in" text:list-level-position-and-space-mode="label-alignment">
          <style:list-level-label-alignment text:label-followed-by="listtab" fo:margin-left="5.2868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margin-left="1.2868in">
        <style:tab-stops/>
      </style:paragraph-properties>
    </style:style>
  </office:automatic-styles>
  <office:body>
    <office:text text:use-soft-page-breaks="true">
      <text:p text:style-name="P1"><text:s text:c="8"/>ALGORITHM<text:s/></text:p>
      <text:p text:style-name="Normal">Simple Algorithm: Vehicle Parking Management System</text:p>
      <text:p text:style-name="Normal">Start the program.</text:p>
      <text:p text:style-name="Normal">Initialize maximum parking slots and set occupied slots to zero.</text:p>
      <text:p text:style-name="Normal">Display menu with options:</text:p>
      <text:p text:style-name="Normal">Park a vehicle</text:p>
      <text:p text:style-name="Normal">Remove a vehicle</text:p>
      <text:p text:style-name="Normal">Display parked vehicles</text:p>
      <text:p text:style-name="Normal">Check availability</text:p>
      <text:p text:style-name="Normal">Exit</text:p>
      <text:p text:style-name="Normal">Read user choice.</text:p>
      <text:p text:style-name="Normal">If choice is Park Vehicle:</text:p>
      <text:p text:style-name="Normal">Check if parking space is available.</text:p>
      <text:p text:style-name="Normal">Enter vehicle details.</text:p>
      <text:p text:style-name="Normal">Assign a slot number.</text:p>
      <text:p text:style-name="Normal">Store the vehicle details.</text:p>
      <text:p text:style-name="Normal">If choice is Remove Vehicle:</text:p>
      <text:p text:style-name="Normal">Enter slot number.</text:p>
      <text:p text:style-name="Normal">Remove the vehicle from that slot.</text:p>
      <text:p text:style-name="Normal">Update occupied slots.</text:p>
      <text:p text:style-name="Normal">If choice is Display Vehicles:</text:p>
      <text:p text:style-name="Normal">Show details of all parked vehicles.</text:p>
      <text:p text:style-name="Normal">If choice is Check Availability:</text:p>
      <text:p text:style-name="Normal">Display number of available slots.</text:p>
      <text:p text:style-name="Normal">If choice is Exit:</text:p>
      <text:p text:style-name="Normal">Stop the program.</text:p>
      <text:p text:style-name="Normal">Repeat the steps until Exit is selected.</text:p>
      <text:p text:style-name="Normal">End the progra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368in" text:min-label-width="0.25in" text:list-level-position-and-space-mode="label-alignment">
          <style:list-level-label-alignment text:label-followed-by="listtab" fo:margin-left="1.286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368in" text:min-label-width="0.25in" text:list-level-position-and-space-mode="label-alignment">
          <style:list-level-label-alignment text:label-followed-by="listtab" fo:margin-left="1.78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0368in" text:min-label-width="0.25in" text:list-level-position-and-space-mode="label-alignment">
          <style:list-level-label-alignment text:label-followed-by="listtab" fo:margin-left="2.28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368in" text:min-label-width="0.25in" text:list-level-position-and-space-mode="label-alignment">
          <style:list-level-label-alignment text:label-followed-by="listtab" fo:margin-left="2.78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0368in" text:min-label-width="0.25in" text:list-level-position-and-space-mode="label-alignment">
          <style:list-level-label-alignment text:label-followed-by="listtab" fo:margin-left="3.28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368in" text:min-label-width="0.25in" text:list-level-position-and-space-mode="label-alignment">
          <style:list-level-label-alignment text:label-followed-by="listtab" fo:margin-left="3.78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0368in" text:min-label-width="0.25in" text:list-level-position-and-space-mode="label-alignment">
          <style:list-level-label-alignment text:label-followed-by="listtab" fo:margin-left="4.28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368in" text:min-label-width="0.25in" text:list-level-position-and-space-mode="label-alignment">
          <style:list-level-label-alignment text:label-followed-by="listtab" fo:margin-left="4.78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0368in" text:min-label-width="0.25in" text:list-level-position-and-space-mode="label-alignment">
          <style:list-level-label-alignment text:label-followed-by="listtab" fo:margin-left="5.286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5CON236 ..</meta:initial-creator>
    <dc:creator>25CON236 ..</dc:creator>
    <meta:creation-date>2025-12-22T15:10:00Z</meta:creation-date>
    <dc:date>2025-12-22T15:10:00Z</dc:date>
    <meta:template xlink:href="Normal.dotm" xlink:type="simple"/>
    <meta:editing-cycles>3</meta:editing-cycles>
    <meta:editing-duration>PT60S</meta:editing-duration>
    <meta:document-statistic meta:page-count="1" meta:paragraph-count="1" meta:word-count="112" meta:character-count="752" meta:row-count="5" meta:non-whitespace-character-count="641"/>
  </office:meta>
</office:document-meta>
</file>